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text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text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text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1cm" svg:stroke-color="#dddddd" draw:marker-start-width="0.355cm" draw:marker-end-width="0.355cm" draw:fill="none" draw:fill-color="#ffffff" draw:auto-grow-height="true" draw:auto-grow-width="false" fo:max-height="0cm" fo:min-height="3.052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dddddd" draw:marker-start-width="0.355cm" draw:marker-end-width="0.355cm" draw:fill="none" draw:fill-color="#ffffff" draw:auto-grow-height="true" draw:auto-grow-width="false" fo:max-height="0cm" fo:min-height="2.284cm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2.211cm"/>
    </style:style>
    <style:style style:name="pr3" style:family="presentation" style:parent-style-name="Default_5f_-title">
      <style:graphic-properties fo:min-height="2.211cm"/>
    </style:style>
    <style:style style:name="pr4" style:family="presentation" style:parent-style-name="Default_5f_-notes">
      <style:graphic-properties draw:fill-color="#ffffff" fo:min-height="12.572cm"/>
    </style:style>
    <style:style style:name="P1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style:font-name="Liberation Mono"/>
    </style:style>
    <style:style style:name="P6" style:family="paragraph">
      <style:paragraph-properties fo:text-align="center"/>
      <style:text-properties fo:color="#ff3333" fo:font-size="32pt" fo:font-weight="bold" style:font-size-asian="32pt" style:font-weight-asian="bold" style:font-size-complex="32pt" style:font-weight-complex="bold"/>
    </style:style>
    <style:style style:name="P7" style:family="paragraph">
      <style:text-properties style:font-name="Liberation Mono" fo:font-size="18pt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text-properties fo:font-size="26.3999996185303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Liberation Mono"/>
    </style:style>
    <style:style style:name="T6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4.638cm" svg:height="2.794cm" svg:x="1.681cm" svg:y="4.826cm">
          <draw:text-box>
            <text:p text:style-name="P1"><text:span text:style-name="T1">C++ Expression templates</text:span></text:p>
          </draw:text-box>
        </draw:frame>
        <draw:frame draw:style-name="gr2" draw:text-style-name="P2" draw:layer="layout" svg:width="18.288cm" svg:height="1.517cm" svg:x="4.856cm" svg:y="10.16cm">
          <draw:text-box>
            <text:p text:style-name="P2"><text:span text:style-name="T2">Eugen Wintersberg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3" draw:layer="layout" svg:width="25.199cm" svg:height="2.211cm" svg:x="1.208cm" svg:y="0.837cm" presentation:class="title" presentation:user-transformed="true">
          <draw:text-box>
            <text:p text:style-name="P3"><text:span text:style-name="T3">Motivation</text:span></text:p>
          </draw:text-box>
        </draw:frame>
        <draw:frame draw:style-name="gr2" draw:text-style-name="P4" draw:layer="layout" svg:width="24.384cm" svg:height="1.276cm" svg:x="1.615cm" svg:y="3.302cm">
          <draw:text-box>
            <text:p text:style-name="P4"><text:span text:style-name="T4">In Fortran we could have something like this</text:span></text:p>
          </draw:text-box>
        </draw:frame>
        <draw:frame draw:style-name="gr4" draw:text-style-name="P5" draw:layer="layout" svg:width="23.368cm" svg:height="3.352cm" svg:x="2.123cm" svg:y="5.08cm">
          <draw:text-box>
            <text:p text:style-name="P5"><text:span text:style-name="T5">real(kind=8),dimension(:),allocatable := int,corr_int,bg</text:span></text:p>
            <text:p text:style-name="P5"><text:span text:style-name="T5">real(kind=8) := exp_time,scale</text:span></text:p>
            <text:p text:style-name="P5"><text:span text:style-name="T5"/></text:p>
            <text:p text:style-name="P5"><text:span text:style-name="T5">corr_int = scale*(int-bg)/exp_time</text:span></text:p>
          </draw:text-box>
        </draw:frame>
        <draw:frame draw:style-name="gr2" draw:text-style-name="P4" draw:layer="layout" svg:width="24.384cm" svg:height="1.276cm" svg:x="1.615cm" svg:y="13.456cm">
          <draw:text-box>
            <text:p text:style-name="P4"><text:span text:style-name="T4">In C/C++ we need to do something like this</text:span></text:p>
          </draw:text-box>
        </draw:frame>
        <draw:frame draw:style-name="gr2" draw:text-style-name="P4" draw:layer="layout" svg:width="24.384cm" svg:height="1.276cm" svg:x="1.615cm" svg:y="8.636cm">
          <draw:text-box>
            <text:p text:style-name="P4"><text:span text:style-name="T4">or</text:span></text:p>
          </draw:text-box>
        </draw:frame>
        <draw:frame draw:style-name="gr5" draw:text-style-name="P5" draw:layer="layout" svg:width="23.368cm" svg:height="2.584cm" svg:x="2.123cm" svg:y="9.912cm">
          <draw:text-box>
            <text:p text:style-name="P5"><text:span text:style-name="T5">real(kind=8),dimension(:),allocatable := lint,int</text:span></text:p>
            <text:p text:style-name="P5"><text:span text:style-name="T5"/></text:p>
            <text:p text:style-name="P5"><text:span text:style-name="T5">lint = log10(int)</text:span></text:p>
          </draw:text-box>
        </draw:frame>
        <draw:frame draw:style-name="gr4" draw:text-style-name="P5" draw:layer="layout" svg:width="23.368cm" svg:height="3.901cm" svg:x="2.123cm" svg:y="15.444cm">
          <draw:text-box>
            <text:p text:style-name="P5"><text:span text:style-name="T5">std::vector&lt;double&gt; rec_int,corr_int,bg;</text:span></text:p>
            <text:p text:style-name="P5"><text:span text:style-name="T5">double exp_time,scale;</text:span></text:p>
            <text:p text:style-name="P5"><text:span text:style-name="T5"/></text:p>
            <text:p text:style-name="P5"><text:span text:style-name="T5">for(siz_t i=0;i&lt;int.size();++i)</text:span></text:p>
            <text:p text:style-name="P5"><text:span text:style-name="T5"><text:tab/></text:span><text:span text:style-name="T5">corr_int[i] = scale*(rec_int[i]-bg[i])/exp_time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1">
        <draw:frame presentation:style-name="pr3" draw:text-style-name="P3" draw:layer="layout" svg:width="25.199cm" svg:height="2.211cm" svg:x="1.208cm" svg:y="0.837cm" presentation:class="title" presentation:user-transformed="true">
          <draw:text-box>
            <text:p text:style-name="P3"><text:span text:style-name="T3">Classical C++ operators</text:span></text:p>
          </draw:text-box>
        </draw:frame>
        <draw:frame draw:style-name="gr2" draw:text-style-name="P6" draw:layer="layout" svg:width="24.384cm" svg:height="1.517cm" svg:x="1.615cm" svg:y="16.758cm">
          <draw:text-box>
            <text:p text:style-name="P6"><text:span text:style-name="T6">The temporary 'temp' is expensive!</text:span></text:p>
          </draw:text-box>
        </draw:frame>
        <draw:frame draw:style-name="gr4" draw:text-style-name="P7" draw:layer="layout" svg:width="23.368cm" svg:height="8.941cm" svg:x="2.123cm" svg:y="5.08cm">
          <draw:text-box>
            <text:p text:style-name="P7"><text:span text:style-name="T5">typedef std::vector&lt;double&gt; array_type;</text:span></text:p>
            <text:p text:style-name="P7"><text:span text:style-name="T5"/></text:p>
            <text:p text:style-name="P7"><text:span text:style-name="T5">array_type operator+(const arra_type &amp;lhs,</text:span></text:p>
            <text:p text:style-name="P7"><text:span text:style-name="T5"><text:s text:c="21"/></text:span><text:span text:style-name="T5">const array_type &amp;rhs)</text:span></text:p>
            <text:p text:style-name="P7"><text:span text:style-name="T5">{</text:span></text:p>
            <text:p text:style-name="P7"><text:span text:style-name="T5"><text:tab/></text:span><text:span text:style-name="T5">array_type temp(lhs);</text:span></text:p>
            <text:p text:style-name="P7"><text:span text:style-name="T5"><text:tab/></text:span><text:span text:style-name="T5">for(size_t i=0;i&lt;temp.size();++i)</text:span></text:p>
            <text:p text:style-name="P7"><text:span text:style-name="T5"><text:tab/></text:span><text:span text:style-name="T5"><text:tab/></text:span><text:span text:style-name="T5">temp[i] += rhs[i];</text:span></text:p>
            <text:p text:style-name="P7"><text:span text:style-name="T5"/></text:p>
            <text:p text:style-name="P7"><text:span text:style-name="T5"><text:tab/></text:span><text:span text:style-name="T5">return temp;</text:span></text:p>
            <text:p text:style-name="P7"><text:span text:style-name="T5">}</text:span></text:p>
            <text:p text:style-name="P7"><text:span text:style-name="T5"/></text:p>
          </draw:text-box>
        </draw:frame>
        <draw:frame draw:style-name="gr2" draw:text-style-name="P4" draw:layer="layout" svg:width="24.384cm" svg:height="1.276cm" svg:x="1.615cm" svg:y="14.726cm">
          <draw:text-box>
            <text:p text:style-name="P4"><text:span text:style-name="T7">Problem</text:span><text:span text:style-name="T4">: </text:span></text:p>
          </draw:text-box>
        </draw:frame>
        <draw:frame draw:style-name="gr2" draw:text-style-name="P4" draw:layer="layout" svg:width="24.384cm" svg:height="1.276cm" svg:x="1.615cm" svg:y="3.302cm">
          <draw:text-box>
            <text:p text:style-name="P4"><text:span text:style-name="T4">We could do something like thi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>
        <draw:frame presentation:style-name="pr3" draw:text-style-name="P3" draw:layer="layout" svg:width="25.199cm" svg:height="2.211cm" svg:x="1.209cm" svg:y="0.838cm" presentation:class="title" presentation:user-transformed="true">
          <draw:text-box>
            <text:p text:style-name="P3"><text:span text:style-name="T3">C++ expression templat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">
        <office:forms form:automatic-focus="false" form:apply-design-mode="false"/>
        <draw:frame draw:style-name="gr6" draw:text-style-name="P9" draw:layer="layout" svg:width="24.755cm" svg:height="17.367cm" svg:x="1.209cm" svg:y="1.42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text-style-name="P3" draw:layer="layout" svg:width="25.199cm" svg:height="2.211cm" svg:x="1.209cm" svg:y="0.838cm" presentation:class="title" presentation:user-transformed="true">
          <draw:text-box>
            <text:p text:style-name="P3"><text:span text:style-name="T3">Numeric array templat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5f_">
        <draw:frame presentation:style-name="pr3" draw:text-style-name="P3" draw:layer="layout" svg:width="25.199cm" svg:height="2.211cm" svg:x="1.209cm" svg:y="0.838cm" presentation:class="title" presentation:user-transformed="true">
          <draw:text-box>
            <text:p text:style-name="P3"><text:span text:style-name="T3">Expression arrays</text:span></text:p>
          </draw:text-box>
        </draw:frame>
        <draw:frame draw:style-name="gr6" draw:text-style-name="P9" draw:layer="layout" svg:width="25.083cm" svg:height="15.93cm" svg:x="1.079cm" svg:y="3.1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5f_">
        <draw:frame presentation:style-name="pr3" draw:text-style-name="P3" draw:layer="layout" svg:width="25.199cm" svg:height="2.211cm" svg:x="1.209cm" svg:y="0.838cm" presentation:class="title" presentation:user-transformed="true">
          <draw:text-box>
            <text:p text:style-name="P3"><text:span text:style-name="T3">narray and earray </text:span></text:p>
          </draw:text-box>
        </draw:frame>
        <draw:frame draw:style-name="gr7" draw:layer="layout" svg:width="23.368cm" svg:height="0.962cm" svg:x="1.27cm" svg:y="3.81cm">
          <draw:text-box>
            <text:p>narray can be constructed and assigned from earray</text:p>
          </draw:text-box>
        </draw:frame>
        <draw:frame draw:style-name="gr6" draw:text-style-name="P9" draw:layer="layout" svg:width="24.504cm" svg:height="14.632cm" svg:x="1.31cm" svg:y="3.7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5f_">
        <draw:frame presentation:style-name="pr3" draw:text-style-name="P3" draw:layer="layout" svg:width="25.199cm" svg:height="2.211cm" svg:x="1.209cm" svg:y="0.838cm" presentation:class="title" presentation:user-transformed="true">
          <draw:text-box>
            <text:p text:style-name="P3"><text:span text:style-name="T3">Scalar </text:span><text:span text:style-name="T8">array</text:span></text:p>
          </draw:text-box>
        </draw:frame>
        <draw:frame draw:style-name="gr6" draw:text-style-name="P9" draw:layer="layout" svg:width="15.927cm" svg:height="11.71cm" svg:x="1.524cm" svg:y="4.29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 Wintersberger</meta:initial-creator>
    <meta:creation-date>2015-06-15T10:37:16.958237512</meta:creation-date>
    <dc:date>2015-06-21T10:18:20.775390077</dc:date>
    <dc:creator>Eugen Wintersberger</dc:creator>
    <meta:editing-duration>P5DT20H40M48S</meta:editing-duration>
    <meta:editing-cycles>12</meta:editing-cycles>
    <meta:generator>LibreOffice/4.3.3.2$Linux_X86_64 LibreOffice_project/430m0$Build-2</meta:generator>
    <meta:document-statistic meta:object-count="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08mm"/>
        </style:tab-stops>
      </style:paragraph-properties>
      <style:text-properties fo:color="#838183" style:font-name="Liberation Mono" fo:font-size="10pt" style:font-size-asian="10pt" style:font-size-complex="10pt"/>
    </style:style>
    <style:style style:name="P2" style:family="paragraph" style:parent-style-name="Standard">
      <style:text-properties style:font-name="Liberation Mono" fo:font-size="10pt" style:font-size-asian="10pt" style:font-size-complex="10pt"/>
    </style:style>
    <style:style style:name="P3" style:family="paragraph" style:parent-style-name="Standard">
      <style:text-properties fo:color="#008200" style:font-name="Liberation Mono" fo:font-size="10pt" style:font-size-asian="10pt" style:font-size-complex="10pt"/>
    </style:style>
    <style:style style:name="P4" style:family="paragraph" style:parent-style-name="Standard">
      <style:text-properties fo:color="#000000" style:font-name="Liberation Mono" fo:font-size="10pt" style:font-size-asian="10pt" style:font-size-complex="10pt"/>
    </style:style>
    <style:style style:name="T1" style:family="text">
      <style:text-properties fo:color="#008200"/>
    </style:style>
    <style:style style:name="T2" style:family="text">
      <style:text-properties fo:color="#818100"/>
    </style:style>
    <style:style style:name="T3" style:family="text">
      <style:text-properties fo:color="#000000"/>
    </style:style>
    <style:style style:name="T4" style:family="text">
      <style:text-properties fo:color="#000000" fo:font-weight="bold"/>
    </style:style>
    <style:style style:name="T5" style:family="text">
      <style:text-properties fo:color="#838183" fo:font-style="italic"/>
    </style:style>
    <style:style style:name="T6" style:family="text">
      <style:text-properties fo:color="#010181"/>
    </style:style>
    <style:style style:name="T7" style:family="text">
      <style:text-properties fo:color="#0057ae"/>
    </style:style>
    <style:style style:name="T8" style:family="text">
      <style:text-properties fo:color="#b07e00"/>
    </style:style>
    <style:style style:name="T9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pragma once</text:span></text:p>
      <text:p text:style-name="P2"/>
      <text:p text:style-name="P3">#include &lt;initializer_list&gt;</text:p>
      <text:p text:style-name="P3">#include &lt;cstddef&gt;</text:p>
      <text:p text:style-name="P3">#include &lt;cassert&gt;</text:p>
      <text:p text:style-name="P2"><text:span text:style-name="T1">#include </text:span><text:span text:style-name="T2">"earray.hpp"</text:span></text:p>
      <text:p text:style-name="P2"/>
      <text:p text:style-name="P2"><text:span text:style-name="T4">template</text:span><text:span text:style-name="T3">&lt;</text:span>typename StorageT<text:span text:style-name="T3">&gt; </text:span><text:span text:style-name="T4">class </text:span>narray</text:p>
      <text:p text:style-name="P4">{</text:p>
      <text:p text:style-name="P2"><text:s text:c="4"/><text:span text:style-name="T4">public</text:span><text:span text:style-name="T3">:</text:span></text:p>
      <text:p text:style-name="P2"><text:s text:c="8"/><text:span text:style-name="T4">typedef </text:span>narray<text:span text:style-name="T3">&lt;</text:span>StorageT<text:span text:style-name="T3">&gt; <text:s text:c="13"/></text:span>array_type<text:span text:style-name="T3">;</text:span></text:p>
      <text:p text:style-name="P2"><text:s text:c="8"/><text:span text:style-name="T4">typedef </text:span>typename StorageT<text:span text:style-name="T3">::</text:span>value_type value_type<text:span text:style-name="T3">;</text:span></text:p>
      <text:p text:style-name="P2"><text:s text:c="4"/><text:span text:style-name="T4">private</text:span><text:span text:style-name="T3">:</text:span></text:p>
      <text:p text:style-name="P2"><text:s text:c="8"/>StorageT _storage<text:span text:style-name="T3">;</text:span></text:p>
      <text:p text:style-name="P2"><text:s text:c="4"/><text:span text:style-name="T4">public</text:span><text:span text:style-name="T3">:</text:span></text:p>
      <text:p text:style-name="P2"><text:s text:c="8"/><text:span text:style-name="T6">narray</text:span><text:span text:style-name="T3">():</text:span><text:span text:style-name="T6">_storage</text:span><text:span text:style-name="T3">() {}</text:span></text:p>
      <text:p text:style-name="P2"><text:span text:style-name="T3"/></text:p>
      <text:p text:style-name="P2"><text:s text:c="8"/><text:span text:style-name="T6">narray</text:span><text:span text:style-name="T3">(</text:span><text:span text:style-name="T7">size_t </text:span>n<text:span text:style-name="T3">):</text:span><text:span text:style-name="T6">_storage</text:span><text:span text:style-name="T3">(</text:span>n<text:span text:style-name="T3">) {}</text:span></text:p>
      <text:p text:style-name="P2"><text:span text:style-name="T3"/></text:p>
      <text:p text:style-name="P2"><text:s text:c="8"/><text:span text:style-name="T6">narray</text:span><text:span text:style-name="T3">(</text:span><text:span text:style-name="T7">const </text:span>array_type <text:span text:style-name="T3">&amp;</text:span>a<text:span text:style-name="T3">):</text:span><text:span text:style-name="T6">_storage</text:span><text:span text:style-name="T3">(</text:span>a<text:span text:style-name="T3">.</text:span>_storage<text:span text:style-name="T3">) {}</text:span></text:p>
      <text:p text:style-name="P2"><text:span text:style-name="T3"/></text:p>
      <text:p text:style-name="P2"><text:s text:c="8"/><text:span text:style-name="T6">narray</text:span><text:span text:style-name="T3">(</text:span>array_type <text:span text:style-name="T3">&amp;&amp;</text:span>a<text:span text:style-name="T3">):</text:span></text:p>
      <text:p text:style-name="P2"><text:s text:c="12"/><text:span text:style-name="T6">_storage</text:span><text:span text:style-name="T3">(</text:span>std<text:span text:style-name="T3">::</text:span><text:span text:style-name="T6">move</text:span><text:span text:style-name="T3">(</text:span>a<text:span text:style-name="T3">.</text:span>_storage<text:span text:style-name="T3">))</text:span></text:p>
      <text:p text:style-name="P2"><text:s text:c="8"/><text:span text:style-name="T3">{}</text:span></text:p>
      <text:p text:style-name="P2"><text:span text:style-name="T3"/></text:p>
      <text:p text:style-name="P2"><text:s text:c="8"/><text:span text:style-name="T6">narray</text:span><text:span text:style-name="T3">(</text:span><text:span text:style-name="T7">const </text:span>std<text:span text:style-name="T3">::</text:span>initializer_list<text:span text:style-name="T3">&lt;</text:span>value_type<text:span text:style-name="T3">&gt; &amp;</text:span>ilist<text:span text:style-name="T3">):</text:span></text:p>
      <text:p text:style-name="P2"><text:s text:c="12"/><text:span text:style-name="T6">_storage</text:span><text:span text:style-name="T3">(</text:span>ilist<text:span text:style-name="T3">)</text:span></text:p>
      <text:p text:style-name="P2"><text:s text:c="8"/><text:span text:style-name="T3">{}</text:span></text:p>
      <text:p text:style-name="P2"><text:span text:style-name="T3"/></text:p>
      <text:p text:style-name="P2"><text:s text:c="8"/>array_type <text:span text:style-name="T3">&amp;</text:span><text:span text:style-name="T4">operator</text:span><text:span text:style-name="T3">=(</text:span><text:span text:style-name="T7">const </text:span>array_type <text:span text:style-name="T3">&amp;</text:span>a<text:span text:style-name="T3">);</text:span></text:p>
      <text:p text:style-name="P2"><text:s text:c="2"/></text:p>
      <text:p text:style-name="P2"><text:s text:c="8"/><text:span text:style-name="T7">size_t </text:span><text:span text:style-name="T6">size</text:span><text:span text:style-name="T3">() </text:span><text:span text:style-name="T7">const </text:span><text:span text:style-name="T3">{ </text:span><text:span text:style-name="T4">return </text:span>_storage<text:span text:style-name="T3">.</text:span><text:span text:style-name="T6">size</text:span><text:span text:style-name="T3">(); }</text:span></text:p>
      <text:p text:style-name="P2"/>
      <text:p text:style-name="P2"><text:s text:c="8"/>value_type <text:span text:style-name="T3">&amp;</text:span><text:span text:style-name="T4">operator</text:span><text:span text:style-name="T3">[](</text:span><text:span text:style-name="T7">size_t </text:span>index<text:span text:style-name="T3">) { </text:span><text:span text:style-name="T4">return </text:span>_storage<text:span text:style-name="T3">[</text:span>index<text:span text:style-name="T3">]; }</text:span></text:p>
      <text:p text:style-name="P2"/>
      <text:p text:style-name="P2"><text:s text:c="8"/>value_type <text:span text:style-name="T4">operator</text:span><text:span text:style-name="T3">[](</text:span><text:span text:style-name="T7">size_t </text:span>index<text:span text:style-name="T3">) </text:span><text:span text:style-name="T7">const </text:span><text:span text:style-name="T3">{ </text:span><text:span text:style-name="T4">return </text:span>_storage<text:span text:style-name="T3">[</text:span>index<text:span text:style-name="T3">]; }</text:span></text:p>
      <text:p text:style-name="P4">}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838183" fo:font-style="italic"/>
    </style:style>
    <style:style style:name="P2" style:family="paragraph" style:parent-style-name="Standard">
      <style:text-properties fo:color="#008200" style:font-name="Liberation Mono" fo:font-size="10pt" style:font-size-asian="10pt" style:font-size-complex="10pt"/>
    </style:style>
    <style:style style:name="P3" style:family="paragraph" style:parent-style-name="Standard">
      <style:text-properties style:font-name="Liberation Mono" fo:font-size="10pt" style:font-size-asian="10pt" style:font-size-complex="10pt"/>
    </style:style>
    <style:style style:name="P4" style:family="paragraph" style:parent-style-name="Standard">
      <style:text-properties fo:color="#000000" style:font-name="Liberation Mono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weight="bold"/>
    </style:style>
    <style:style style:name="T3" style:family="text">
      <style:text-properties fo:color="#838183" fo:font-style="italic"/>
    </style:style>
    <style:style style:name="T4" style:family="text">
      <style:text-properties fo:color="#010181"/>
    </style:style>
    <style:style style:name="T5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pragma once</text:p>
      <text:p text:style-name="P2"/>
      <text:p text:style-name="P2">#include &lt;cstddef&gt;</text:p>
      <text:p text:style-name="P3"/>
      <text:p text:style-name="P3"><text:span text:style-name="T2">template</text:span><text:span text:style-name="T1">&lt;</text:span>typename ExpT<text:span text:style-name="T1">&gt; </text:span><text:span text:style-name="T2">class </text:span>earray</text:p>
      <text:p text:style-name="P4">{</text:p>
      <text:p text:style-name="P3"><text:s text:c="4"/><text:span text:style-name="T2">public</text:span><text:span text:style-name="T1">:</text:span></text:p>
      <text:p text:style-name="P3"><text:s text:c="8"/><text:span text:style-name="T2">typedef </text:span>earray<text:span text:style-name="T1">&lt;</text:span>ExpT<text:span text:style-name="T1">&gt; <text:s text:c="13"/></text:span>expression_type<text:span text:style-name="T1">;</text:span></text:p>
      <text:p text:style-name="P3"><text:s text:c="8"/><text:span text:style-name="T2">typedef </text:span>typename ExpT<text:span text:style-name="T1">::</text:span>value_type value_type<text:span text:style-name="T1">;</text:span></text:p>
      <text:p text:style-name="P3"><text:s text:c="4"/><text:span text:style-name="T2">private</text:span><text:span text:style-name="T1">:</text:span></text:p>
      <text:p text:style-name="P3"><text:s text:c="8"/>ExpT _expression<text:span text:style-name="T1">;</text:span></text:p>
      <text:p text:style-name="P3"><text:s text:c="4"/><text:span text:style-name="T2">public</text:span><text:span text:style-name="T1">:</text:span></text:p>
      <text:p text:style-name="P3"><text:s text:c="8"/><text:span text:style-name="T4">earray</text:span><text:span text:style-name="T1">(</text:span><text:span text:style-name="T5">const </text:span>expression_type <text:span text:style-name="T1">&amp;</text:span>a<text:span text:style-name="T1">):</text:span></text:p>
      <text:p text:style-name="P3"><text:s text:c="12"/><text:span text:style-name="T4">_expression</text:span><text:span text:style-name="T1">(</text:span>a<text:span text:style-name="T1">.</text:span>_expression<text:span text:style-name="T1">) </text:span></text:p>
      <text:p text:style-name="P3"><text:s text:c="8"/><text:span text:style-name="T1">{}</text:span></text:p>
      <text:p text:style-name="P3"/>
      <text:p text:style-name="P3"><text:s text:c="8"/><text:span text:style-name="T4">earray</text:span><text:span text:style-name="T1">(</text:span><text:span text:style-name="T5">const </text:span>ExpT <text:span text:style-name="T1">&amp;</text:span>e<text:span text:style-name="T1">):</text:span></text:p>
      <text:p text:style-name="P3"><text:s text:c="12"/><text:span text:style-name="T4">_expression</text:span><text:span text:style-name="T1">(</text:span>e<text:span text:style-name="T1">) </text:span></text:p>
      <text:p text:style-name="P3"><text:s text:c="8"/><text:span text:style-name="T1">{}</text:span></text:p>
      <text:p text:style-name="P3"/>
      <text:p text:style-name="P3"><text:s text:c="8"/>expression_type <text:span text:style-name="T1">&amp;</text:span><text:span text:style-name="T2">operator</text:span><text:span text:style-name="T1">=(</text:span><text:span text:style-name="T5">const </text:span>expression_type <text:span text:style-name="T1">&amp;</text:span>a<text:span text:style-name="T1">);</text:span></text:p>
      <text:p text:style-name="P3"><text:s/></text:p>
      <text:p text:style-name="P3"><text:s text:c="8"/><text:span text:style-name="T5">size_t </text:span><text:span text:style-name="T4">size</text:span><text:span text:style-name="T1">() </text:span><text:span text:style-name="T5">const</text:span> <text:s/><text:span text:style-name="T1">{</text:span> <text:span text:style-name="T2">return </text:span>_expression<text:span text:style-name="T1">.</text:span><text:span text:style-name="T4">size</text:span><text:span text:style-name="T1">();</text:span> <text:span text:style-name="T1">}</text:span></text:p>
      <text:p text:style-name="P3"/>
      <text:p text:style-name="P3"><text:s text:c="8"/><text:span text:style-name="T3">//! get element value</text:span></text:p>
      <text:p text:style-name="P3"><text:s text:c="8"/>value_type <text:span text:style-name="T2">operator</text:span><text:span text:style-name="T1">[](</text:span><text:span text:style-name="T5">size_t </text:span>index<text:span text:style-name="T1">) </text:span><text:span text:style-name="T5">const </text:span><text:s/><text:span text:style-name="T1">{</text:span> <text:span text:style-name="T2">return </text:span>_expression<text:span text:style-name="T1">[</text:span>index<text:span text:style-name="T1">]; </text:span><text:s/><text:span text:style-name="T1">}</text:span></text:p>
      <text:p text:style-name="P4">}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838183" fo:font-style="italic"/>
    </style:style>
    <style:style style:name="P2" style:family="paragraph" style:parent-style-name="Standard">
      <style:text-properties fo:color="#008200"/>
    </style:style>
    <style:style style:name="P3" style:family="paragraph" style:parent-style-name="Standard">
      <style:text-properties fo:color="#008200" style:font-name="Liberation Mono" fo:font-size="10pt" style:font-size-asian="10pt" style:font-size-complex="10pt"/>
    </style:style>
    <style:style style:name="P4" style:family="paragraph" style:parent-style-name="Standard">
      <style:text-properties style:font-name="Liberation Mono" fo:font-size="10pt" style:font-size-asian="10pt" style:font-size-complex="10pt"/>
    </style:style>
    <style:style style:name="P5" style:family="paragraph" style:parent-style-name="Standard">
      <style:text-properties fo:color="#000000" style:font-name="Liberation Mono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weight="bold"/>
    </style:style>
    <style:style style:name="T3" style:family="text">
      <style:text-properties fo:color="#000000" officeooo:rsid="001e6a70"/>
    </style:style>
    <style:style style:name="T4" style:family="text">
      <style:text-properties fo:color="#838183" fo:font-style="italic"/>
    </style:style>
    <style:style style:name="T5" style:family="text">
      <style:text-properties fo:color="#010181"/>
    </style:style>
    <style:style style:name="T6" style:family="text">
      <style:text-properties fo:color="#0057ae"/>
    </style:style>
    <style:style style:name="T7" style:family="text">
      <style:text-properties fo:color="#b07e00"/>
    </style:style>
    <style:style style:name="T8" style:family="text">
      <style:text-properties fo:color="#008200"/>
    </style:style>
    <style:style style:name="T9" style:family="text">
      <style:text-properties fo:color="#8181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pragma once</text:p>
      <text:p text:style-name="P4"/>
      <text:p text:style-name="P4"><text:span text:style-name="T2">template</text:span><text:span text:style-name="T1">&lt;</text:span>typename T<text:span text:style-name="T1">&gt; </text:span><text:span text:style-name="T2">class </text:span>scalar</text:p>
      <text:p text:style-name="P5">{</text:p>
      <text:p text:style-name="P4"><text:s text:c="4"/><text:span text:style-name="T2">public</text:span><text:span text:style-name="T1">:</text:span></text:p>
      <text:p text:style-name="P4"><text:s text:c="8"/><text:span text:style-name="T2">typedef </text:span>T value_type<text:span text:style-name="T1">;</text:span></text:p>
      <text:p text:style-name="P4"><text:s text:c="8"/><text:span text:style-name="T2">typedef </text:span>scalar<text:span text:style-name="T1">&lt;</text:span>value_type<text:span text:style-name="T1">&gt; </text:span>scalar_type<text:span text:style-name="T1">;</text:span></text:p>
      <text:p text:style-name="P4"><text:s text:c="4"/><text:span text:style-name="T2">private</text:span><text:span text:style-name="T1">:</text:span></text:p>
      <text:p text:style-name="P4"><text:s text:c="8"/>T _value<text:span text:style-name="T1">;</text:span></text:p>
      <text:p text:style-name="P4"><text:s text:c="4"/><text:span text:style-name="T2">public</text:span><text:span text:style-name="T1">:</text:span></text:p>
      <text:p text:style-name="P4"><text:s text:c="6"/></text:p>
      <text:p text:style-name="P4"><text:s text:c="8"/><text:span text:style-name="T5">scalar</text:span><text:span text:style-name="T1">(</text:span>T value<text:span text:style-name="T1">):</text:span><text:span text:style-name="T5">_value</text:span><text:span text:style-name="T1">(</text:span>value<text:span text:style-name="T1">) {}</text:span></text:p>
      <text:p text:style-name="P4"/>
      <text:p text:style-name="P4"><text:s text:c="8"/><text:span text:style-name="T5">scalar</text:span><text:span text:style-name="T1">(</text:span><text:span text:style-name="T6">const </text:span>scalar_type <text:span text:style-name="T1">&amp;</text:span>s<text:span text:style-name="T1">):</text:span><text:span text:style-name="T5">_value</text:span><text:span text:style-name="T1">(</text:span>s<text:span text:style-name="T1">.</text:span>_value<text:span text:style-name="T1">) {}</text:span></text:p>
      <text:p text:style-name="P4"/>
      <text:p text:style-name="P4"><text:s text:c="8"/><text:span text:style-name="T5">scalar</text:span><text:span text:style-name="T1">(</text:span>scalar_type <text:span text:style-name="T1">&amp;&amp;</text:span>s<text:span text:style-name="T1">):</text:span><text:span text:style-name="T5">_value</text:span><text:span text:style-name="T1">(</text:span>s<text:span text:style-name="T1">.</text:span>_value<text:span text:style-name="T1">) {}</text:span></text:p>
      <text:p text:style-name="P4"/>
      <text:p text:style-name="P4"><text:s text:c="8"/><text:span text:style-name="T2">operator </text:span><text:span text:style-name="T5">T</text:span><text:span text:style-name="T1">() </text:span><text:span text:style-name="T6">const</text:span> <text:span text:style-name="T1">{</text:span> <text:span text:style-name="T2">return </text:span>_value<text:span text:style-name="T1">;</text:span> <text:span text:style-name="T1">}</text:span></text:p>
      <text:p text:style-name="P4"><text:s text:c="8"/></text:p>
      <text:p text:style-name="P4"><text:s text:c="8"/>scalar_type <text:span text:style-name="T1">&amp;</text:span><text:span text:style-name="T2">operator</text:span><text:span text:style-name="T1">=(</text:span><text:span text:style-name="T6">const </text:span>scalar_type <text:span text:style-name="T1">&amp;</text:span>a<text:span text:style-name="T1">);</text:span></text:p>
      <text:p text:style-name="P4"/>
      <text:p text:style-name="P4"><text:s text:c="8"/><text:span text:style-name="T6">size_t </text:span><text:span text:style-name="T5">size</text:span><text:span text:style-name="T1">() </text:span><text:span text:style-name="T6">const <text:s/></text:span><text:span text:style-name="T1">{</text:span><text:span text:style-name="T2">return </text:span><text:span text:style-name="T7">1</text:span><text:span text:style-name="T1">;}</text:span></text:p>
      <text:p text:style-name="P4"/>
      <text:p text:style-name="P4"><text:s text:c="8"/>value_type <text:span text:style-name="T2">operator</text:span><text:span text:style-name="T1">[](</text:span><text:span text:style-name="T6">size_t </text:span>index<text:span text:style-name="T1">) </text:span><text:span text:style-name="T6">const </text:span><text:span text:style-name="T1">{ </text:span><text:span text:style-name="T2">return </text:span>_value<text:span text:style-name="T1">; </text:span><text:span text:style-name="T3">}</text:span></text:p>
      <text:p text:style-name="P5">}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838183" fo:font-style="italic"/>
    </style:style>
    <style:style style:name="P2" style:family="paragraph" style:parent-style-name="Standard">
      <style:text-properties fo:color="#008200"/>
    </style:style>
    <style:style style:name="P3" style:family="paragraph" style:parent-style-name="Standard">
      <style:text-properties style:font-name="Liberation Mono" fo:font-size="10pt" style:font-size-asian="10pt" style:font-size-complex="10pt"/>
    </style:style>
    <style:style style:name="P4" style:family="paragraph" style:parent-style-name="Standard">
      <style:paragraph-properties>
        <style:tab-stops/>
      </style:paragraph-properties>
      <style:text-properties style:font-name="Liberation Mono" fo:font-size="10pt" style:font-size-asian="10pt" style:font-size-complex="10pt"/>
    </style:style>
    <style:style style:name="P5" style:family="paragraph" style:parent-style-name="Standard">
      <style:text-properties style:font-name="Liberation Mono" fo:font-size="10pt" officeooo:paragraph-rsid="001e043b" style:font-size-asian="10pt" style:font-size-complex="10pt"/>
    </style:style>
    <style:style style:name="P6" style:family="paragraph" style:parent-style-name="Standard">
      <style:text-properties fo:color="#000000" style:font-name="Liberation Mono" fo:font-size="10pt" style:font-size-asian="10pt" style:font-size-complex="10pt"/>
    </style:style>
    <style:style style:name="T1" style:family="text">
      <style:text-properties fo:color="#008200"/>
    </style:style>
    <style:style style:name="T2" style:family="text">
      <style:text-properties fo:color="#818100"/>
    </style:style>
    <style:style style:name="T3" style:family="text">
      <style:text-properties fo:color="#000000"/>
    </style:style>
    <style:style style:name="T4" style:family="text">
      <style:text-properties fo:color="#000000" fo:font-weight="bold"/>
    </style:style>
    <style:style style:name="T5" style:family="text">
      <style:text-properties fo:color="#838183" fo:font-style="italic"/>
    </style:style>
    <style:style style:name="T6" style:family="text">
      <style:text-properties fo:color="#010181"/>
    </style:style>
    <style:style style:name="T7" style:family="text">
      <style:text-properties fo:color="#0057ae"/>
    </style:style>
    <style:style style:name="T8" style:family="text">
      <style:text-properties fo:color="#b07e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4">template</text:span><text:span text:style-name="T3">&lt;</text:span>typename StorageT<text:span text:style-name="T3">&gt; </text:span><text:span text:style-name="T4">class </text:span>narray</text:p>
      <text:p text:style-name="P6">{</text:p>
      <text:p text:style-name="P3"><text:s text:c="4"/><text:span text:style-name="T4">public</text:span><text:span text:style-name="T3">:</text:span></text:p>
      <text:p text:style-name="P3"><text:s text:c="8"/><text:span text:style-name="T4">typedef </text:span>narray<text:span text:style-name="T3">&lt;</text:span>StorageT<text:span text:style-name="T3">&gt; <text:s text:c="13"/></text:span>array_type<text:span text:style-name="T3">;</text:span></text:p>
      <text:p text:style-name="P3"><text:s text:c="8"/><text:span text:style-name="T4">typedef </text:span>typename StorageT<text:span text:style-name="T3">::</text:span>value_type value_type<text:span text:style-name="T3">;</text:span></text:p>
      <text:p text:style-name="P3"><text:s text:c="4"/><text:span text:style-name="T4">private</text:span><text:span text:style-name="T3">:</text:span></text:p>
      <text:p text:style-name="P3"><text:s text:c="8"/>StorageT _storage<text:span text:style-name="T3">;</text:span></text:p>
      <text:p text:style-name="P3"><text:s text:c="4"/><text:span text:style-name="T4">public</text:span><text:span text:style-name="T3">:</text:span></text:p>
      <text:p text:style-name="P3"/>
      <text:p text:style-name="P3"><text:s text:c="8"/><text:span text:style-name="T4">template</text:span><text:span text:style-name="T3">&lt;</text:span>typename ArgT<text:span text:style-name="T3">&gt;</text:span> <text:s/><text:span text:style-name="T6">narray</text:span><text:span text:style-name="T3">(</text:span><text:span text:style-name="T7">const </text:span>earray<text:span text:style-name="T3">&lt;</text:span>ArgT<text:span text:style-name="T3">&gt; &amp;</text:span>expression<text:span text:style-name="T3">):</text:span></text:p>
      <text:p text:style-name="P3"><text:s text:c="12"/><text:span text:style-name="T6">_storage</text:span><text:span text:style-name="T3">(</text:span>expression<text:span text:style-name="T3">.</text:span><text:span text:style-name="T6">size</text:span><text:span text:style-name="T3">())</text:span></text:p>
      <text:p text:style-name="P3"><text:s text:c="8"/><text:span text:style-name="T3">{</text:span></text:p>
      <text:p text:style-name="P3"><text:s text:c="12"/><text:span text:style-name="T7">size_t </text:span>s <text:span text:style-name="T3">= </text:span>_storage<text:span text:style-name="T3">.</text:span><text:span text:style-name="T6">size</text:span><text:span text:style-name="T3">();</text:span></text:p>
      <text:p text:style-name="P5"><text:s text:c="12"/><text:span text:style-name="T4">for</text:span><text:span text:style-name="T3">(</text:span><text:span text:style-name="T7">size_t </text:span>index<text:span text:style-name="T3">=</text:span><text:span text:style-name="T8">0</text:span><text:span text:style-name="T3">;</text:span>index<text:span text:style-name="T3">&lt;</text:span>s<text:span text:style-name="T3">;++</text:span>index<text:span text:style-name="T3">)</text:span> <text:s/></text:p>
      <text:p text:style-name="P5"><text:tab/><text:tab/><text:tab/>_storage<text:span text:style-name="T3">[</text:span>index<text:span text:style-name="T3">] = </text:span>expression<text:span text:style-name="T3">[</text:span>index<text:span text:style-name="T3">];</text:span></text:p>
      <text:p text:style-name="P3"><text:s text:c="8"/><text:span text:style-name="T3">}</text:span></text:p>
      <text:p text:style-name="P3"/>
      <text:p text:style-name="P5"><text:s text:c="8"/><text:span text:style-name="T4">template</text:span><text:span text:style-name="T3">&lt;</text:span>typename ArgT<text:span text:style-name="T3">&gt; </text:span><text:s/></text:p>
      <text:p text:style-name="P5"><text:tab/> <text:s/>array_type <text:span text:style-name="T3">&amp;</text:span><text:span text:style-name="T4">operator</text:span><text:span text:style-name="T3">=(</text:span><text:span text:style-name="T7">const </text:span>earray<text:span text:style-name="T3">&lt;</text:span>ArgT<text:span text:style-name="T3">&gt; &amp;</text:span>expression<text:span text:style-name="T3">) </text:span></text:p>
      <text:p text:style-name="P3"><text:s text:c="8"/><text:span text:style-name="T3">{</text:span></text:p>
      <text:p text:style-name="P3"><text:s text:c="12"/><text:span text:style-name="T4">assert</text:span><text:span text:style-name="T3">(</text:span><text:span text:style-name="T6">size</text:span><text:span text:style-name="T3">() == </text:span>expression<text:span text:style-name="T3">.</text:span><text:span text:style-name="T6">size</text:span><text:span text:style-name="T3">());</text:span></text:p>
      <text:p text:style-name="P3"/>
      <text:p text:style-name="P3"><text:s text:c="12"/><text:span text:style-name="T7">size_t </text:span>s <text:span text:style-name="T3">= </text:span><text:span text:style-name="T6">size</text:span><text:span text:style-name="T3">();</text:span></text:p>
      <text:p text:style-name="P5"><text:s text:c="12"/><text:span text:style-name="T4">for</text:span><text:span text:style-name="T3">(</text:span><text:span text:style-name="T7">size_t </text:span>index <text:span text:style-name="T3">= </text:span><text:span text:style-name="T8">0</text:span><text:span text:style-name="T3">;</text:span>index<text:span text:style-name="T3">&lt;</text:span>s<text:span text:style-name="T3">;++</text:span>index<text:span text:style-name="T3">)</text:span> <text:s/></text:p>
      <text:p text:style-name="P5"><text:span text:style-name="T3"><text:tab/><text:tab/><text:tab/>(*</text:span><text:span text:style-name="T4">this</text:span><text:span text:style-name="T3">)[</text:span>index<text:span text:style-name="T3">] = </text:span>expression<text:span text:style-name="T3">[</text:span>index<text:span text:style-name="T3">];</text:span></text:p>
      <text:p text:style-name="P3"/>
      <text:p text:style-name="P3"><text:s text:c="12"/><text:span text:style-name="T4">return </text:span><text:span text:style-name="T3">*</text:span><text:span text:style-name="T4">this</text:span><text:span text:style-name="T3">;</text:span></text:p>
      <text:p text:style-name="P3"><text:s text:c="8"/><text:span text:style-name="T3">}</text:span></text:p>
      <text:p text:style-name="P3"><text:s text:c="8"/></text:p>
      <text:p text:style-name="P3"><text:span text:style-name="T3">};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